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Docenti universitari</text:p>
      <text:p text:style-name="Standard"><text:tab/>1.1. nome (Stringa)</text:p>
      <text:p text:style-name="Standard"><text:tab/>1.2. Congnome (Stringa)</text:p>
      <text:p text:style-name="Standard"><text:tab/>1.3. luogo (v.req 5.)</text:p>
      <text:p text:style-name="Standard"><text:tab/>1.4. data di nascita (DataOra)</text:p>
      <text:p text:style-name="Standard"><text:tab/>1.5. matricola (Stringa univoca)</text:p>
      <text:p text:style-name="Standard"><text:tab/>1.6. posizione universitaria</text:p>
      <text:p text:style-name="Standard"><text:tab/><text:tab/>1.6.1 ricercatore</text:p>
      <text:p text:style-name="Standard"><text:tab/><text:tab/>1.6.2 professore associato</text:p>
      <text:p text:style-name="Standard"><text:tab/><text:tab/>1.6.3 professore ordinario</text:p>
      <text:p text:style-name="Standard"/>
      <text:p text:style-name="Standard">2. Progetti </text:p>
      <text:p text:style-name="Standard"><text:tab/>2.1. nome (Stringa)</text:p>
      <text:p text:style-name="Standard"><text:tab/>2.2. acronimo (Stringa)</text:p>
      <text:p text:style-name="Standard"><text:tab/>2.3. durata</text:p>
      <text:p text:style-name="Standard"><text:tab/><text:tab/>2.3.1. data inizio (Data)</text:p>
      <text:p text:style-name="Standard"><text:tab/><text:tab/>2.3.2 data fine (Data)</text:p>
      <text:p text:style-name="Standard"><text:tab/>2.4. docenti partecipanti (v.req. 1)</text:p>
      <text:p text:style-name="Standard"><text:tab/></text:p>
      <text:p text:style-name="Standard"/>
      <text:p text:style-name="Standard">3. Work Package</text:p>
      <text:p text:style-name="Standard"><text:tab/>3.1. progetti (v.req. 2.)</text:p>
      <text:p text:style-name="Standard"><text:tab/>3.2. nome (Sringa)</text:p>
      <text:p text:style-name="Standard"><text:tab/>3.3. durata</text:p>
      <text:p text:style-name="Standard"><text:tab/><text:tab/>3.3.1. data inizio (Data)</text:p>
      <text:p text:style-name="Standard"><text:tab/><text:tab/>3.3.2. data fine (Data)</text:p>
      <text:p text:style-name="Standard"/>
      <text:p text:style-name="Standard"/>
      <text:p text:style-name="Standard">4. Impegni</text:p>
      <text:p text:style-name="Standard"><text:tab/>4.1. tipo impegni</text:p>
      <text:p text:style-name="Standard"><text:tab/><text:tab/>4.1.1 assenza</text:p>
      <text:p text:style-name="Standard"><text:tab/><text:tab/><text:tab/>4.1.1.1. per chiusura universitaria</text:p>
      <text:p text:style-name="Standard"><text:tab/><text:tab/><text:tab/>4.1.1.2. malattia</text:p>
      <text:p text:style-name="Standard"><text:tab/><text:tab/><text:tab/><text:tab/>4.1.1.2.1. durata (intera giornata)</text:p>
      <text:p text:style-name="Standard"><text:tab/><text:tab/><text:tab/>4.1.1.3. gravidaza</text:p>
      <text:p text:style-name="Standard"><text:tab/><text:tab/>4.1.2. attività legate a impegni istituzionali</text:p>
      <text:p text:style-name="Standard"><text:tab/><text:tab/><text:tab/>4.1.2.1. didattica</text:p>
      <text:p text:style-name="Standard"><text:tab/><text:tab/><text:tab/>4.1.2.2. ricerca</text:p>
      <text:p text:style-name="Standard"><text:tab/><text:tab/><text:tab/>4.1.2.3. missione</text:p>
      <text:p text:style-name="Standard"><text:tab/><text:tab/><text:tab/>4.1.2.4. consiglio di dipartimento</text:p>
      <text:p text:style-name="Standard"><text:tab/><text:tab/><text:tab/>4.1.2.5. consiglio di area ditattica</text:p>
      <text:p text:style-name="Standard"><text:tab/><text:tab/>4.1.3. attività legate a impegni progettuali</text:p>
      <text:p text:style-name="Standard"><text:tab/><text:tab/><text:tab/>4.1.3.1. ricerca e sviluppo</text:p>
      <text:p text:style-name="Standard"><text:tab/><text:tab/><text:tab/>4.1.3.2. dimostrazione</text:p>
      <text:p text:style-name="Standard"><text:tab/><text:tab/><text:tab/>4.1.3.3. management</text:p>
      <text:p text:style-name="Standard"><text:tab/>4.2. giorno in cui avvengono (Data)</text:p>
      <text:p text:style-name="Standard"><text:tab/>4.3. durata (Ora)</text:p>
      <text:p text:style-name="Standard"><text:tab/>4.4. motivazione</text:p>
      <text:p text:style-name="Standard"><text:tab/></text:p>
      <text:p text:style-name="Standard"><text:soft-page-break/></text:p>
      <text:p text:style-name="Standard">5. Luogo</text:p>
      <text:p text:style-name="Standard"><text:tab/>5.1. citta (Stringa)</text:p>
      <text:p text:style-name="Standard"><text:tab/>5.2. regione (Stringa)</text:p>
      <text:p text:style-name="Standard"><text:tab/>5.3. Nazione (Stringa)</text:p>
      <text:p text:style-name="Standard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2T00:36:19.281407081</meta:creation-date>
    <dc:date>2025-05-12T00:38:01.412747077</dc:date>
    <meta:editing-duration>PT1M42S</meta:editing-duration>
    <meta:editing-cycles>1</meta:editing-cycles>
    <meta:document-statistic meta:table-count="0" meta:image-count="0" meta:object-count="0" meta:page-count="2" meta:paragraph-count="50" meta:word-count="152" meta:character-count="1154" meta:non-whitespace-character-count="968"/>
    <meta:generator>LibreOffice/7.3.7.2$Linux_X86_64 LibreOffice_project/30$Build-2</meta:generator>
  </office:meta>
</office:document-meta>
</file>